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tifakt Element" svg:font-family="'Artifakt Eleme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tifakt Element" fo:font-size="10pt" style:font-size-asian="10pt" style:font-size-complex="10pt"/>
    </style:style>
    <style:style style:name="P2" style:family="paragraph" style:parent-style-name="Standard">
      <style:text-properties style:font-name="Artifakt Element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Liberation Mono" fo:font-size="8pt" style:font-size-asian="8pt" style:font-size-complex="8pt"/>
    </style:style>
    <style:style style:name="P4" style:family="paragraph" style:parent-style-name="Standard">
      <style:text-properties style:font-name="Liberation Mono" fo:font-size="9pt" style:font-size-asian="9pt" style:font-size-complex="9pt"/>
    </style:style>
    <style:style style:name="T1" style:family="text">
      <style:text-properties style:font-name="Liberation Mono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 sounds like you're attempting to configure the CAN peripheral on the STM32F429 to operate in Loopback Mode (test mode) without external hardware connected to the `CAN_RX` and `CAN_TX` pins, but you're encountering an issue where the CAN controller remains in initialization mode (`INAK` bit stays set) even after clearing the `INRQ` bit. Let’s troubleshoot this step-by-step and provide a solution.</text:p>
      <text:p text:style-name="P1"/>
      <text:p text:style-name="P1">---</text:p>
      <text:p text:style-name="P1"/>
      <text:p text:style-name="P2">### Background on CAN Initialization and Loopback Mode</text:p>
      <text:p text:style-name="P1">The STM32F429’s CAN peripheral (based on the Bosch CAN 2.0B specification) has several operating modes, including Initialization Mode, Normal Mode, and Test Modes (like Loopback Mode). Here’s what’s relevant:</text:p>
      <text:p text:style-name="P1">- **Initialization Mode**: Entered by setting the `INRQ` bit in the `CAN_MCR` register. The `INAK` bit in `CAN_MSR` is set to indicate the CAN is in this mode.</text:p>
      <text:p text:style-name="P1">- **Normal Mode**: Exited from Initialization Mode by clearing `INRQ`. The `INAK` bit should clear when the transition is successful.</text:p>
      <text:p text:style-name="P1">- **Loopback Mode**: Enabled by setting the `LBKM` bit in the `CAN_BTR` register. In this mode, the CAN controller internally connects `CAN_TX` to `CAN_RX`, allowing self-testing without external hardware.</text:p>
      <text:p text:style-name="P1"/>
      <text:p text:style-name="P1">For the CAN peripheral to successfully exit Initialization Mode:</text:p>
      <text:p text:style-name="P1">1. The CAN peripheral must be properly initialized (baud rate, mode settings, etc.).</text:p>
      <text:p text:style-name="P1">2. The transition from Initialization Mode to Normal Mode (or Loopback Mode) requires specific timing and conditions to be met.</text:p>
      <text:p text:style-name="P1"/>
      <text:p text:style-name="P1">If `INAK` remains set after clearing `INRQ`, it indicates the CAN controller hasn’t successfully transitioned out of Initialization Mode.</text:p>
      <text:p text:style-name="P1"/>
      <text:p text:style-name="P1">---</text:p>
      <text:p text:style-name="P1"/>
      <text:p text:style-name="P2">### Possible Issues and Troubleshooting</text:p>
      <text:p text:style-name="P1">Here are common reasons why the CAN might not exit Initialization Mode in your setup:</text:p>
      <text:p text:style-name="P1"/>
      <text:p text:style-name="P2">#### 1. **Improper CAN Bit Timing Configuration**</text:p>
      <text:p text:style-name="P1"><text:s text:c="3"/>- The `CAN_BTR` (Bit Timing Register) must be correctly configured before exiting Initialization Mode. If the baud rate prescaler, time segments (`TS1`, `TS2`), or synchronization jump width (`SJW`) are invalid, the CAN peripheral may fail to start.</text:p>
      <text:p text:style-name="P1"><text:s text:c="3"/>- **Check**: Ensure `CAN_BTR` is configured with valid values for your system clock and desired CAN baud rate.</text:p>
      <text:p text:style-name="P1"/>
      <text:p text:style-name="P2">#### 2. **CAN Clock Not Enabled**</text:p>
      <text:p text:style-name="P1"><text:s text:c="3"/>- The CAN peripheral clock must be enabled in the RCC (Reset and Clock Control) registers before it can operate.</text:p>
      <text:p text:style-name="P1"><text:s text:c="3"/>- **Check**: Verify that the CAN1 (or CAN2, depending on which you’re using) clock is enabled in `RCC_APB1ENR`.</text:p>
      <text:p text:style-name="P1"/>
      <text:p text:style-name="P2">#### 3. **Loopback Mode Not Properly Enabled**</text:p>
      <text:p text:style-name="P1"><text:s text:c="3"/>- The `LBKM` bit must be set in `CAN_BTR` while the CAN is still in Initialization Mode (i.e., before clearing `INRQ`).</text:p>
      <text:p text:style-name="P1"><text:s text:c="3"/>- **Check**: Confirm that `LBKM` is set in `CAN_BTR` before attempting to exit Initialization Mode.</text:p>
      <text:p text:style-name="P1"/>
      <text:p text:style-name="P2">#### 4. **Incorrect Sequence of Operations**</text:p>
      <text:p text:style-name="P1"><text:soft-page-break/><text:s text:c="3"/>- The CAN peripheral requires a specific sequence to transition from Initialization Mode to Normal Mode (or Loopback Mode). Clearing `INRQ` too early or without proper setup can cause the issue.</text:p>
      <text:p text:style-name="P1"><text:s text:c="3"/>- **Check**: Follow the correct initialization sequence (detailed below).</text:p>
      <text:p text:style-name="P1"/>
      <text:p text:style-name="P2">#### 5. **Missing Filter Configuration**</text:p>
      <text:p text:style-name="P1"><text:s text:c="3"/>- Although not strictly required for Loopback Mode, uninitialized filters can sometimes cause unexpected behavior depending on the firmware library or setup.</text:p>
      <text:p text:style-name="P1"><text:s text:c="3"/>- **Check**: Initialize at least one filter to accept messages (optional but good practice).</text:p>
      <text:p text:style-name="P1"/>
      <text:p text:style-name="P2">#### 6. **Hardware Pin Configuration**</text:p>
      <text:p text:style-name="P1"><text:s text:c="3"/>- Even in Loopback Mode, the GPIO pins for `CAN_TX` and `CAN_RX` must be configured correctly as alternate function pins for the CAN peripheral.</text:p>
      <text:p text:style-name="P1"><text:s text:c="3"/>- **Check**: Ensure the GPIO pins are set to alternate function mode with the correct AF number (typically AF9 for CAN1/CAN2 on STM32F429).</text:p>
      <text:p text:style-name="P1"/>
      <text:p text:style-name="P1">---</text:p>
      <text:p text:style-name="P1"/>
      <text:p text:style-name="P2">### Correct Initialization Sequence for CAN in Loopback Mode</text:p>
      <text:p text:style-name="P1">Here’s a step-by-step guide to initialize the CAN peripheral in Loopback Mode on the STM32F429:</text:p>
      <text:p text:style-name="P1"/>
      <text:p text:style-name="P2">#### Step 1: Enable the CAN Peripheral Clock</text:p>
      <text:p text:style-name="P3">```c</text:p>
      <text:p text:style-name="P4">RCC-&gt;APB1ENR |= RCC_APB1ENR_CAN1EN; // Enable CAN1 clock (adjust for CAN2 if needed)</text:p>
      <text:p text:style-name="P3">```</text:p>
      <text:p text:style-name="P1"/>
      <text:p text:style-name="P2">#### Step 2: Configure GPIO Pins</text:p>
      <text:p text:style-name="P1">Even in Loopback Mode, the pins must be configured as alternate function pins. For example, if using CAN1 with `PA11` (CAN_RX) and `PA12` (CAN_TX):</text:p>
      <text:p text:style-name="P4">```c</text:p>
      <text:p text:style-name="P4">RCC-&gt;AHB1ENR |= RCC_AHB1ENR_GPIOAEN; // Enable GPIOA clock</text:p>
      <text:p text:style-name="P4">GPIOA-&gt;MODER &amp;= ~(GPIO_MODER_MODER11 | GPIO_MODER_MODER12); // Clear mode</text:p>
      <text:p text:style-name="P4">GPIOA-&gt;MODER |= (GPIO_MODER_MODER11_1 | GPIO_MODER_MODER12_1); // Alternate function mode</text:p>
      <text:p text:style-name="P4">GPIOA-&gt;AFR[1] &amp;= ~(GPIO_AFRH_AFSEL11 | GPIO_AFRH_AFSEL12); // Clear AF selection</text:p>
      <text:p text:style-name="P4">GPIOA-&gt;AFR[1] |= (9 &lt;&lt; GPIO_AFRH_AFSEL11_Pos) | (9 &lt;&lt; GPIO_AFRH_AFSEL12_Pos); // AF9 for CAN1</text:p>
      <text:p text:style-name="P4">```</text:p>
      <text:p text:style-name="P1"/>
      <text:p text:style-name="P2">#### Step 3: Enter Initialization Mode</text:p>
      <text:p text:style-name="P4">```c</text:p>
      <text:p text:style-name="Standard"><text:span text:style-name="T1">CAN1-&gt;MCR |= CAN_MCR_INRQ; // Request initialization</text:span></text:p>
      <text:p text:style-name="P4">while (!(CAN1-&gt;MSR &amp; CAN_MSR_INAK)); // Wait for INAK to be set</text:p>
      <text:p text:style-name="P4">```</text:p>
      <text:p text:style-name="P1"/>
      <text:p text:style-name="P2">#### Step 4: Configure CAN Bit Timing and Loopback Mode</text:p>
      <text:p text:style-name="P1">Set the baud rate and enable Loopback Mode in `CAN_BTR`. Example for 500 kbps with a 42 MHz APB1 clock:</text:p>
      <text:p text:style-name="P4">- Prescaler = 6</text:p>
      <text:p text:style-name="P4">- TS1 = 11 (BS1 = TS1 - 1 = 10)</text:p>
      <text:p text:style-name="P4">- TS2 = 4 (BS2 = TS2 - 1 = 3)</text:p>
      <text:p text:style-name="P4">- SJW = 1</text:p>
      <text:p text:style-name="P4">```c</text:p>
      <text:p text:style-name="P4">CAN1-&gt;BTR = (0 &lt;&lt; CAN_BTR_SILM_Pos) | <text:s text:c="2"/>// Normal mode (not silent)</text:p>
      <text:p text:style-name="P4"><text:s text:c="12"/>(1 &lt;&lt; CAN_BTR_LBKM_Pos) | <text:s text:c="2"/>// Enable Loopback Mode</text:p>
      <text:p text:style-name="P4"><text:s text:c="12"/>(0 &lt;&lt; CAN_BTR_SJW_Pos) | <text:s text:c="3"/>// SJW = 1 (0 + 1)</text:p>
      <text:p text:style-name="P4"><text:s text:c="12"/>(10 &lt;&lt; CAN_BTR_TS1_Pos) | <text:s text:c="2"/>// TS1 = 11 (10 + 1)</text:p>
      <text:p text:style-name="P4"><text:s text:c="12"/>(3 &lt;&lt; CAN_BTR_TS2_Pos) | <text:s text:c="3"/>// TS2 = 4 (3 + 1)</text:p>
      <text:p text:style-name="P4"><text:s text:c="12"/>(5 &lt;&lt; CAN_BTR_BRP_Pos); <text:s text:c="4"/>// Prescaler = 6 (5 + 1)</text:p>
      <text:p text:style-name="P4">// Baud rate = 42 MHz / (6 * (1 + 11 + 4)) = 500 kbps</text:p>
      <text:p text:style-name="P4">```</text:p>
      <text:p text:style-name="P4"/>
      <text:p text:style-name="P2"><text:soft-page-break/>#### Step 5: Optional - Configure Filters</text:p>
      <text:p text:style-name="P1">Set up a basic filter to accept all messages (optional but recommended):</text:p>
      <text:p text:style-name="P4">```c</text:p>
      <text:p text:style-name="P4">CAN1-&gt;FMR |= CAN_FMR_FINIT; // Enter filter init mode</text:p>
      <text:p text:style-name="P4">CAN1-&gt;FA1R &amp;= ~CAN_FA1R_FACT0; // Deactivate filter 0</text:p>
      <text:p text:style-name="P4">CAN1-&gt;FS1R |= CAN_FS1R_FSC0; // 32-bit scale for filter 0</text:p>
      <text:p text:style-name="P4">CAN1-&gt;sFilterRegister[0].FR1 = 0; // Accept all IDs</text:p>
      <text:p text:style-name="P4">CAN1-&gt;sFilterRegister[0].FR2 = 0; // Mask all bits</text:p>
      <text:p text:style-name="P4">CAN1-&gt;FA1R |= CAN_FA1R_FACT0; // Activate filter 0</text:p>
      <text:p text:style-name="P4">CAN1-&gt;FMR &amp;= ~CAN_FMR_FINIT; // Exit filter init mode</text:p>
      <text:p text:style-name="P4">```</text:p>
      <text:p text:style-name="P4"/>
      <text:p text:style-name="P2">#### Step 6: Exit Initialization Mode</text:p>
      <text:p text:style-name="P4">```c</text:p>
      <text:p text:style-name="P4">CAN1-&gt;MCR &amp;= ~CAN_MCR_INRQ; // Clear INRQ to start CAN</text:p>
      <text:p text:style-name="P4">while (CAN1-&gt;MSR &amp; CAN_MSR_INAK); // Wait for INAK to clear</text:p>
      <text:p text:style-name="P4">```</text:p>
      <text:p text:style-name="P4"/>
      <text:p text:style-name="P2">#### Step 7: Verify Operation</text:p>
      <text:p text:style-name="P1">If `INAK` clears, the CAN is in Loopback Mode. You can now transmit a message and check if it’s received in the RX FIFO.</text:p>
      <text:p text:style-name="P1"/>
      <text:p text:style-name="P1">---</text:p>
      <text:p text:style-name="P1"/>
      <text:p text:style-name="P2">### Debugging Tips</text:p>
      <text:p text:style-name="P1">If `INAK` still doesn’t clear:</text:p>
      <text:p text:style-name="P1">1. **Check `CAN_BTR` Values**: Use a debugger to verify the exact value written to `CAN_BTR`. Incorrect timing parameters are a common culprit.</text:p>
      <text:p text:style-name="P1">2. **Clock Source**: Ensure the APB1 clock frequency matches your calculations (e.g., 42 MHz if using HSI or PLL-derived clocks).</text:p>
      <text:p text:style-name="P1">3. **Register Access**: Confirm you’re accessing the correct CAN peripheral (e.g., `CAN1` at `0x40006400`).</text:p>
      <text:p text:style-name="P1">4. **Timeout**: Add a timeout to the `while (CAN1-&gt;MSR &amp; CAN_MSR_INAK)` loop and print an error if it doesn’t clear:</text:p>
      <text:p text:style-name="P4"><text:s text:c="3"/>```c</text:p>
      <text:p text:style-name="P4"><text:s text:c="3"/>uint32_t timeout = 1000000;</text:p>
      <text:p text:style-name="P4"><text:s text:c="3"/>while ((CAN1-&gt;MSR &amp; CAN_MSR_INAK) &amp;&amp; timeout--) {</text:p>
      <text:p text:style-name="P4"><text:s text:c="7"/>if (timeout == 0) {</text:p>
      <text:p text:style-name="P4"><text:s text:c="11"/>// Error: CAN didn’t start</text:p>
      <text:p text:style-name="P4"><text:s text:c="11"/>break;</text:p>
      <text:p text:style-name="P4"><text:s text:c="7"/>}</text:p>
      <text:p text:style-name="P4"><text:s text:c="3"/>}</text:p>
      <text:p text:style-name="P4"><text:s text:c="3"/>```</text:p>
      <text:p text:style-name="P4"/>
      <text:p text:style-name="P4">---</text:p>
      <text:p text:style-name="P4"/>
      <text:p text:style-name="P2">### Example Full Code</text:p>
      <text:p text:style-name="P4">```c</text:p>
      <text:p text:style-name="P4">#include "stm32f4xx.h"</text:p>
      <text:p text:style-name="P4"/>
      <text:p text:style-name="P4">void CAN_Init(void) {</text:p>
      <text:p text:style-name="P4"><text:s text:c="4"/>// Enable clocks</text:p>
      <text:p text:style-name="P4"><text:s text:c="4"/>RCC-&gt;APB1ENR |= RCC_APB1ENR_CAN1EN;</text:p>
      <text:p text:style-name="P4"><text:s text:c="4"/>RCC-&gt;AHB1ENR |= RCC_AHB1ENR_GPIOAEN;</text:p>
      <text:p text:style-name="P4"/>
      <text:p text:style-name="P4"><text:s text:c="4"/>// Configure PA11 (CAN_RX) and PA12 (CAN_TX)</text:p>
      <text:p text:style-name="P4"><text:s text:c="4"/>GPIOA-&gt;MODER &amp;= ~(GPIO_MODER_MODER11 | GPIO_MODER_MODER12);</text:p>
      <text:p text:style-name="P4"><text:s text:c="4"/>GPIOA-&gt;MODER |= (GPIO_MODER_MODER11_1 | GPIO_MODER_MODER12_1);</text:p>
      <text:p text:style-name="P4"><text:s text:c="4"/>GPIOA-&gt;AFR[1] &amp;= ~(GPIO_AFRH_AFSEL11 | GPIO_AFRH_AFSEL12);</text:p>
      <text:p text:style-name="P4"><text:s text:c="4"/>GPIOA-&gt;AFR[1] |= (9 &lt;&lt; GPIO_AFRH_AFSEL11_Pos) | (9 &lt;&lt; GPIO_AFRH_AFSEL12_Pos);</text:p>
      <text:p text:style-name="P4"/>
      <text:p text:style-name="P4"><text:s text:c="4"/>// Enter initialization mode</text:p>
      <text:p text:style-name="P4"><text:s text:c="4"/>CAN1-&gt;MCR |= CAN_MCR_INRQ;</text:p>
      <text:p text:style-name="P4"><text:soft-page-break/><text:s text:c="4"/>while (!(CAN1-&gt;MSR &amp; CAN_MSR_INAK));</text:p>
      <text:p text:style-name="P4"/>
      <text:p text:style-name="P4"><text:s text:c="4"/>// Configure CAN for 500 kbps in Loopback Mode</text:p>
      <text:p text:style-name="P4"><text:s text:c="4"/>CAN1-&gt;BTR = (1 &lt;&lt; CAN_BTR_LBKM_Pos) | (0 &lt;&lt; CAN_BTR_SJW_Pos) |</text:p>
      <text:p text:style-name="P4"><text:s text:c="16"/>(10 &lt;&lt; CAN_BTR_TS1_Pos) | (3 &lt;&lt; CAN_BTR_TS2_Pos) | (5 &lt;&lt; CAN_BTR_BRP_Pos);</text:p>
      <text:p text:style-name="P4"/>
      <text:p text:style-name="P4"><text:s text:c="4"/>// Exit initialization mode</text:p>
      <text:p text:style-name="P4"><text:s text:c="4"/>CAN1-&gt;MCR &amp;= ~CAN_MCR_INRQ;</text:p>
      <text:p text:style-name="P4"><text:s text:c="4"/>uint32_t timeout = 1000000;</text:p>
      <text:p text:style-name="P4"><text:s text:c="4"/>while ((CAN1-&gt;MSR &amp; CAN_MSR_INAK) &amp;&amp; timeout--);</text:p>
      <text:p text:style-name="P4"><text:s text:c="4"/>if (timeout == 0) {</text:p>
      <text:p text:style-name="P4"><text:s text:c="8"/>// Error handling: CAN didn’t start</text:p>
      <text:p text:style-name="P4"><text:s text:c="4"/>}</text:p>
      <text:p text:style-name="P4">}</text:p>
      <text:p text:style-name="P4"/>
      <text:p text:style-name="P4">int main(void) {</text:p>
      <text:p text:style-name="P4"><text:s text:c="4"/>CAN_Init();</text:p>
      <text:p text:style-name="P4"><text:s text:c="4"/>while (1) {</text:p>
      <text:p text:style-name="P4"><text:s text:c="8"/>// Test CAN by sending/receiving messages</text:p>
      <text:p text:style-name="P4"><text:s text:c="4"/>}</text:p>
      <text:p text:style-name="P4">}</text:p>
      <text:p text:style-name="P4">```</text:p>
      <text:p text:style-name="P4"/>
      <text:p text:style-name="P4">---</text:p>
      <text:p text:style-name="P1"/>
      <text:p text:style-name="P1">### Conclusion</text:p>
      <text:p text:style-name="P1">If you follow the above sequence and verify each step, the CAN peripheral should exit Initialization Mode (`INAK` clears) and enter Loopback Mode successfully. The most likely issue in your case is either an incorrect `CAN_BTR` configuration or a missing clock/GPIO setup. Let me know your current code or specific `CAN_BTR` values if you need further assistance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tifakt Element" svg:font-family="'Artifakt Eleme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8:53:05.774000817</meta:creation-date>
    <dc:date>2025-03-21T09:05:49.480226751</dc:date>
    <meta:editing-duration>PT2M20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4" meta:paragraph-count="139" meta:word-count="1278" meta:character-count="8316" meta:non-whitespace-character-count="6896"/>
  </office:meta>
</office:document-meta>
</file>